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7632" calcext:value-type="float">
            <text:p>70.2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5144" calcext:value-type="float">
            <text:p>70.8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3" calcext:value-type="float">
            <text:p>69.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4712" calcext:value-type="float">
            <text:p>69.7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2896" calcext:value-type="float">
            <text:p>69.6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868" calcext:value-type="float">
            <text:p>69.4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6592" calcext:value-type="float">
            <text:p>69.5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5304" calcext:value-type="float">
            <text:p>68.3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0064" calcext:value-type="float">
            <text:p>68.3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7704" calcext:value-type="float">
            <text:p>68.4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5264" calcext:value-type="float">
            <text:p>68.0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4136" calcext:value-type="float">
            <text:p>68.1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7392" calcext:value-type="float">
            <text:p>68.2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3216" calcext:value-type="float">
            <text:p>68.4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5408" calcext:value-type="float">
            <text:p>68.4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6312" calcext:value-type="float">
            <text:p>67.2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1824" calcext:value-type="float">
            <text:p>67.1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572" calcext:value-type="float">
            <text:p>68.6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664" calcext:value-type="float">
            <text:p>68.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66" calcext:value-type="float">
            <text:p>68.0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6896" calcext:value-type="float">
            <text:p>67.3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8312" calcext:value-type="float">
            <text:p>68.0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6064" calcext:value-type="float">
            <text:p>66.8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3552" calcext:value-type="float">
            <text:p>68.0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5888" calcext:value-type="float">
            <text:p>68.4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5304" calcext:value-type="float">
            <text:p>68.3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564" calcext:value-type="float">
            <text:p>67.9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Westway Quad</text:p>
          </table:table-cell>
          <table:table-cell office:value-type="string" calcext:value-type="string">
            <text:p>197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